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d64" officeooo:paragraph-rsid="0004ad64"/>
    </style:style>
    <style:style style:name="P2" style:family="paragraph" style:parent-style-name="Standard">
      <style:text-properties officeooo:rsid="0005f8e9" officeooo:paragraph-rsid="0005f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el primer fichero.</text:p>
      <text:p text:style-name="P2">Con una línea má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44:31.989000000</meta:creation-date>
    <dc:date>2023-10-16T12:17:24.500000000</dc:date>
    <meta:editing-duration>PT1M30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2" meta:word-count="9" meta:character-count="44" meta:non-whitespace-character-count="37"/>
  </office:meta>
</office:document-meta>
</file>